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2pt solid #CCCCCC" style:vertical-align="automatic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612" table:style-name="ce1">
            <text:p>612</text:p>
          </table:table-cell>
          <table:table-cell office:value-type="float" office:value="81591" table:style-name="ce1">
            <text:p>81591</text:p>
          </table:table-cell>
          <table:table-cell office:value-type="float" office:value="8" table:style-name="ce2">
            <text:p>8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84152" table:style-name="ce1">
            <text:p>84152</text:p>
          </table:table-cell>
          <table:table-cell office:value-type="float" office:value="7" table:style-name="ce2">
            <text:p>7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81847" table:style-name="ce1">
            <text:p>81847</text:p>
          </table:table-cell>
          <table:table-cell office:value-type="float" office:value="7" table:style-name="ce2">
            <text:p>7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74946" table:style-name="ce1">
            <text:p>74946</text:p>
          </table:table-cell>
          <table:table-cell office:value-type="float" office:value="10" table:style-name="ce2">
            <text:p>10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74458" table:style-name="ce1">
            <text:p>74458</text:p>
          </table:table-cell>
          <table:table-cell office:value-type="float" office:value="7" table:style-name="ce2">
            <text:p>7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72921" table:style-name="ce1">
            <text:p>72921</text:p>
          </table:table-cell>
          <table:table-cell office:value-type="float" office:value="7" table:style-name="ce2">
            <text:p>7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71668" table:style-name="ce1">
            <text:p>71668</text:p>
          </table:table-cell>
          <table:table-cell office:value-type="float" office:value="7" table:style-name="ce2">
            <text:p>7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71379" table:style-name="ce1">
            <text:p>71379</text:p>
          </table:table-cell>
          <table:table-cell office:value-type="float" office:value="7" table:style-name="ce2">
            <text:p>7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9844" table:style-name="ce1">
            <text:p>69844</text:p>
          </table:table-cell>
          <table:table-cell office:value-type="float" office:value="4" table:style-name="ce2">
            <text:p>4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9644" table:style-name="ce1">
            <text:p>69644</text:p>
          </table:table-cell>
          <table:table-cell office:value-type="float" office:value="10" table:style-name="ce2">
            <text:p>10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9406" table:style-name="ce1">
            <text:p>69406</text:p>
          </table:table-cell>
          <table:table-cell office:value-type="float" office:value="10" table:style-name="ce2">
            <text:p>10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9140" table:style-name="ce1">
            <text:p>69140</text:p>
          </table:table-cell>
          <table:table-cell office:value-type="float" office:value="7" table:style-name="ce2">
            <text:p>7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8319" table:style-name="ce1">
            <text:p>68319</text:p>
          </table:table-cell>
          <table:table-cell office:value-type="float" office:value="7" table:style-name="ce2">
            <text:p>7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8135" table:style-name="ce1">
            <text:p>68135</text:p>
          </table:table-cell>
          <table:table-cell office:value-type="float" office:value="8" table:style-name="ce2">
            <text:p>8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6798" table:style-name="ce1">
            <text:p>66798</text:p>
          </table:table-cell>
          <table:table-cell office:value-type="float" office:value="4" table:style-name="ce2">
            <text:p>4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6097" table:style-name="ce1">
            <text:p>66097</text:p>
          </table:table-cell>
          <table:table-cell office:value-type="float" office:value="5" table:style-name="ce2">
            <text:p>5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3992" table:style-name="ce1">
            <text:p>63992</text:p>
          </table:table-cell>
          <table:table-cell office:value-type="float" office:value="5" table:style-name="ce2">
            <text:p>5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1250" table:style-name="ce1">
            <text:p>61250</text:p>
          </table:table-cell>
          <table:table-cell office:value-type="float" office:value="10" table:style-name="ce2">
            <text:p>10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1071" table:style-name="ce1">
            <text:p>61071</text:p>
          </table:table-cell>
          <table:table-cell office:value-type="float" office:value="6" table:style-name="ce2">
            <text:p>6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0979" table:style-name="ce1">
            <text:p>60979</text:p>
          </table:table-cell>
          <table:table-cell office:value-type="float" office:value="7" table:style-name="ce2">
            <text:p>7</text:p>
          </table:table-cell>
          <table:table-cell office:value-type="float" office:value="1493845962.3333299" table:style-name="ce1">
            <text:p>1493845962</text:p>
          </table:table-cell>
          <table:table-cell table:number-columns-repeated="16380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82152" table:style-name="ce1">
            <text:p>82152</text:p>
          </table:table-cell>
          <table:table-cell office:value-type="float" office:value="6" table:style-name="ce3">
            <text:p>6</text:p>
          </table:table-cell>
          <table:table-cell table:number-columns-repeated="16381" table:style-name="ce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81591" table:style-name="ce1">
            <text:p>81591</text:p>
          </table:table-cell>
          <table:table-cell office:value-type="float" office:value="7" table:style-name="ce3">
            <text:p>7</text:p>
          </table:table-cell>
          <table:table-cell table:number-columns-repeated="16381" table:style-name="ce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80969" table:style-name="ce1">
            <text:p>80969</text:p>
          </table:table-cell>
          <table:table-cell office:value-type="float" office:value="5" table:style-name="ce3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84152" table:style-name="ce1">
            <text:p>84152</text:p>
          </table:table-cell>
          <table:table-cell office:value-type="float" office:value="7" table:style-name="ce3">
            <text:p>7</text:p>
          </table:table-cell>
          <table:table-cell table:number-columns-repeated="16381" table:style-name="ce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85367" table:style-name="ce1">
            <text:p>85367</text:p>
          </table:table-cell>
          <table:table-cell office:value-type="float" office:value="5" table:style-name="ce3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81834" table:style-name="ce1">
            <text:p>81834</text:p>
          </table:table-cell>
          <table:table-cell office:value-type="float" office:value="8" table:style-name="ce3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74946" table:style-name="ce1">
            <text:p>74946</text:p>
          </table:table-cell>
          <table:table-cell office:value-type="float" office:value="6" table:style-name="ce3">
            <text:p>6</text:p>
          </table:table-cell>
          <table:table-cell table:number-columns-repeated="16381" table:style-name="ce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74458" table:style-name="ce1">
            <text:p>74458</text:p>
          </table:table-cell>
          <table:table-cell office:value-type="float" office:value="9" table:style-name="ce3">
            <text:p>9</text:p>
          </table:table-cell>
          <table:table-cell table:number-columns-repeated="16381" table:style-name="ce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72921" table:style-name="ce1">
            <text:p>72921</text:p>
          </table:table-cell>
          <table:table-cell office:value-type="float" office:value="8" table:style-name="ce3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72226" table:style-name="ce1">
            <text:p>72226</text:p>
          </table:table-cell>
          <table:table-cell office:value-type="float" office:value="7" table:style-name="ce3">
            <text:p>7</text:p>
          </table:table-cell>
          <table:table-cell table:number-columns-repeated="16381" table:style-name="ce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71668" table:style-name="ce1">
            <text:p>71668</text:p>
          </table:table-cell>
          <table:table-cell office:value-type="float" office:value="6" table:style-name="ce3">
            <text:p>6</text:p>
          </table:table-cell>
          <table:table-cell table:number-columns-repeated="16381" table:style-name="ce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9844" table:style-name="ce1">
            <text:p>69844</text:p>
          </table:table-cell>
          <table:table-cell office:value-type="float" office:value="8" table:style-name="ce3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9757" table:style-name="ce1">
            <text:p>69757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9644" table:style-name="ce1">
            <text:p>69644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9406" table:style-name="ce1">
            <text:p>69406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9140" table:style-name="ce1">
            <text:p>69140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8954" table:style-name="ce1">
            <text:p>68954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8319" table:style-name="ce1">
            <text:p>68319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8135" table:style-name="ce1">
            <text:p>6813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7734" table:style-name="ce1">
            <text:p>67734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6798" table:style-name="ce1">
            <text:p>66798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6097" table:style-name="ce1">
            <text:p>66097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5585" table:style-name="ce1">
            <text:p>65585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3992" table:style-name="ce1">
            <text:p>63992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3131" table:style-name="ce1">
            <text:p>63131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1250" table:style-name="ce1">
            <text:p>61250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1160" table:style-name="ce1">
            <text:p>61160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1071" table:style-name="ce1">
            <text:p>61071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0979" table:style-name="ce1">
            <text:p>60979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0760" table:style-name="ce1">
            <text:p>60760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0141" table:style-name="ce1">
            <text:p>60141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0040" table:style-name="ce1">
            <text:p>60040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0069" table:style-name="ce1">
            <text:p>60069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9725" table:style-name="ce1">
            <text:p>59725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9501" table:style-name="ce1">
            <text:p>59501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8559" table:style-name="ce1">
            <text:p>58559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8299" table:style-name="ce1">
            <text:p>58299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8107" table:style-name="ce1">
            <text:p>58107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7368" table:style-name="ce1">
            <text:p>57368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6367" table:style-name="ce1">
            <text:p>56367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6176" table:style-name="ce1">
            <text:p>56176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6174" table:style-name="ce1">
            <text:p>56174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6152" table:style-name="ce1">
            <text:p>56152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5820" table:style-name="ce1">
            <text:p>55820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5768" table:style-name="ce1">
            <text:p>55768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5245" table:style-name="ce1">
            <text:p>55245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4780" table:style-name="ce1">
            <text:p>54780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4768" table:style-name="ce1">
            <text:p>54768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4503" table:style-name="ce1">
            <text:p>54503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4286" table:style-name="ce1">
            <text:p>54286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4272" table:style-name="ce1">
            <text:p>54272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4256" table:style-name="ce1">
            <text:p>54256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4001" table:style-name="ce1">
            <text:p>54001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3993" table:style-name="ce1">
            <text:p>53993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3996" table:style-name="ce1">
            <text:p>53996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3464" table:style-name="ce1">
            <text:p>53464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3466" table:style-name="ce1">
            <text:p>53466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3121" table:style-name="ce1">
            <text:p>53121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3123" table:style-name="ce1">
            <text:p>53123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3125" table:style-name="ce1">
            <text:p>53125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87593" table:style-name="ce1">
            <text:p>187593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87595" table:style-name="ce1">
            <text:p>187595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89713" table:style-name="ce1">
            <text:p>189713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88301" table:style-name="ce1">
            <text:p>188301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84997" table:style-name="ce1">
            <text:p>184997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83611" table:style-name="ce1">
            <text:p>183611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83635" table:style-name="ce1">
            <text:p>183635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83897" table:style-name="ce1">
            <text:p>183897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79819" table:style-name="ce1">
            <text:p>179819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79953" table:style-name="ce1">
            <text:p>179953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80031" table:style-name="ce1">
            <text:p>180031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78061" table:style-name="ce1">
            <text:p>178061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77615" table:style-name="ce1">
            <text:p>177615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77763" table:style-name="ce1">
            <text:p>177763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77765" table:style-name="ce1">
            <text:p>177765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76601" table:style-name="ce1">
            <text:p>176601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68712" table:style-name="ce1">
            <text:p>168712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68250" table:style-name="ce1">
            <text:p>168250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68252" table:style-name="ce1">
            <text:p>168252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68254" table:style-name="ce1">
            <text:p>168254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67746" table:style-name="ce1">
            <text:p>167746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66635" table:style-name="ce1">
            <text:p>166635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66643" table:style-name="ce1">
            <text:p>166643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59093" table:style-name="ce1">
            <text:p>159093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66946" table:style-name="ce1">
            <text:p>166946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67018" table:style-name="ce1">
            <text:p>167018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66461" table:style-name="ce1">
            <text:p>166461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66492" table:style-name="ce1">
            <text:p>166492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66526" table:style-name="ce1">
            <text:p>166526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66528" table:style-name="ce1">
            <text:p>166528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66534" table:style-name="ce1">
            <text:p>166534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48888" table:style-name="ce1">
            <text:p>148888</text:p>
          </table:table-cell>
          <table:table-cell office:value-type="float" office:value="6" table:style-name="ce3">
            <text:p>6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43355" table:style-name="ce1">
            <text:p>143355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37595" table:style-name="ce1">
            <text:p>137595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number-rows-repeated="10484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meta:initial-creator>Chooolie</meta:initial-creator>
    <dc:creator>Chooolie</dc:creator>
    <meta:creation-date>2019-02-08T13:09:14Z</meta:creation-date>
    <dc:date>2019-02-08T13:10:37Z</dc:date>
  </office:meta>
</office:document-meta>
</file>